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ual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ode 1</text:p>
          </table:table-cell>
          <table:table-cell office:value-type="string" calcext:value-type="string">
            <text:p>Node 2</text:p>
          </table:table-cell>
          <table:table-cell office:value-type="string" calcext:value-type="string">
            <text:p>Node 3</text:p>
          </table:table-cell>
          <table:table-cell office:value-type="string" calcext:value-type="string">
            <text:p>Node 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formula="of:=SUM([.A2:.D2])" office:value-type="float" office:value="120" calcext:value-type="float">
            <text:p>120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Désvio padrã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SUM([.A3:.D3])" office:value-type="float" office:value="111" calcext:value-type="float">
            <text:p>11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.66" calcext:value-type="float">
            <text:p>3,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A4:.D4]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formula="of:=SUM([.A5:.D5]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SUM([.A6:.D6]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SUM([.A7:.D7]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SUM([.A8:.D8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SUM([.A9:.D9]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SUM([.A10:.D10]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SUM([.A11:.D11]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SUM([.A12:.D12])" office:value-type="float" office:value="110" calcext:value-type="float">
            <text:p>110</text:p>
          </table:table-cell>
          <table:table-cell table:number-columns-repeated="3"/>
        </table:table-row>
      </table:table>
      <table:table table:name="Sing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de 0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1.2649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23:44.048220212</meta:creation-date>
    <dc:date>2019-02-01T11:02:30.136902256</dc:date>
    <meta:editing-duration>PT8M15S</meta:editing-duration>
    <meta:editing-cycles>1</meta:editing-cycles>
    <meta:document-statistic meta:table-count="2" meta:cell-count="78" meta:object-count="0"/>
    <meta:generator>LibreOffice/6.0.7.3$Linux_X86_64 LibreOffice_project/00m0$Build-3</meta:generator>
  </office:meta>
</office:document-meta>
</file>